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T1" style:family="text">
      <style:text-properties fo:color="#990099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lass</text:span> MedicalStaff{}</text:p>
      <text:p text:style-name="Standard"><text:span text:style-name="T1">class</text:span> Doctor <text:span text:style-name="T1">extends</text:span> MedicalStaff{}</text:p>
      <text:p text:style-name="Standard"><text:span text:style-name="T1">class</text:span> Nurse <text:span text:style-name="T1">extends</text:span> MedicalStaff{}</text:p>
      <text:p text:style-name="Standard"><text:span text:style-name="T1">class</text:span> HeadDoctor <text:span text:style-name="T1">extends</text:span> Doctor{}</text:p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Doctor doctor1 = <text:span text:style-name="T1">new</text:span> Doctor(); <text:s/><text:span text:style-name="T2"><text:line-break/>К</text:span><text:span text:style-name="T3">орректно — просто новый экземпляр класса</text:span></text:p>
          </table:table-cell>
        </table:table-row>
        <table:table-row>
          <table:table-cell table:style-name="Таблица1.A2" office:value-type="string">
            <text:p text:style-name="Table_20_Contents">Doctor doctor2 = <text:span text:style-name="T1">new</text:span> MedicalStaff();</text:p>
            <text:p text:style-name="Table_20_Contents">Некорректно - <text:s/>MedicalStaff <text:span text:style-name="T3">не являетяся Doctor-ом</text:span></text:p>
          </table:table-cell>
        </table:table-row>
        <table:table-row>
          <table:table-cell table:style-name="Таблица1.A2" office:value-type="string">
            <text:p text:style-name="Table_20_Contents">Doctor doctor3 = <text:span text:style-name="T1">new</text:span> HeadDoctor(); </text:p>
            <text:p text:style-name="Table_20_Contents">Корректно — экземпляр родительского класса можно инициализировать конструктором потомка <text:span text:style-name="T2">(</text:span><text:span text:style-name="T3">HeadDoctor является Doctor-ом</text:span><text:span text:style-name="T2">)</text:span></text:p>
          </table:table-cell>
        </table:table-row>
        <table:table-row>
          <table:table-cell table:style-name="Таблица1.A2" office:value-type="string">
            <text:p text:style-name="Table_20_Contents">Object object1 = <text:span text:style-name="T1">new</text:span> HeadDoctor();</text:p>
            <text:p text:style-name="Table_20_Contents">Корректно — все классы являются <text:span text:style-name="T2">Object-</text:span><text:span text:style-name="T3">ами</text:span></text:p>
          </table:table-cell>
        </table:table-row>
        <table:table-row>
          <table:table-cell table:style-name="Таблица1.A2" office:value-type="string">
            <text:p text:style-name="Table_20_Contents">HeadDoctor doctor5 = <text:span text:style-name="T1">new</text:span> Object();</text:p>
            <text:p text:style-name="Table_20_Contents">Некорректно - <text:span text:style-name="T2">Object </text:span><text:span text:style-name="T3">не является HeadDoctor-ом</text:span></text:p>
          </table:table-cell>
        </table:table-row>
        <table:table-row>
          <table:table-cell table:style-name="Таблица1.A2" office:value-type="string">
            <text:p text:style-name="Table_20_Contents">Doctor doctor6 = <text:span text:style-name="T1">new</text:span> Nurse(); </text:p>
            <text:p text:style-name="P1">Некорректно — это два разных класса (хоть и наследуются от одного)</text:p>
          </table:table-cell>
        </table:table-row>
        <table:table-row>
          <table:table-cell table:style-name="Таблица1.A2" office:value-type="string">
            <text:p text:style-name="Table_20_Contents">Nurse nurse = <text:span text:style-name="T1">new</text:span> Doctor();</text:p>
            <text:p text:style-name="P1">Некорректно — это два разных класса (хоть и наследуются от одного)</text:p>
          </table:table-cell>
        </table:table-row>
        <table:table-row>
          <table:table-cell table:style-name="Таблица1.A2" office:value-type="string">
            <text:p text:style-name="Table_20_Contents">Object object2 = <text:span text:style-name="T1">new</text:span> Nurse();</text:p>
            <text:p text:style-name="Table_20_Contents">Корректно — все классы являются <text:span text:style-name="T2">Object-</text:span><text:span text:style-name="T3">ами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<text:span text:style-name="T2">List&lt;Doctor&gt;</text:span> list1= <text:span text:style-name="T1">new</text:span> ArrayList<text:span text:style-name="T2">&lt;</text:span>Doctor<text:span text:style-name="T2">&gt;</text:span>();</text:p>
            <text:p text:style-name="Table_20_Contents">Корректно — <text:span text:style-name="T2">ArrayList </text:span><text:span text:style-name="T3">- реализация </text:span><text:span text:style-name="T2">List, </text:span><text:span text:style-name="T3">тип по которому параметризован список совпадает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MedicalStaff<text:span text:style-name="T2">&gt;</text:span> list2 = <text:span text:style-name="T1">new</text:span> ArrayList<text:span text:style-name="T2">&lt;</text:span>Doctor<text:span text:style-name="T2">&gt;</text:span>();</text:p>
            <text:p text:style-name="Table_20_Contents">Некорректно — из-за механизма стирания типов в <text:span text:style-name="T2">java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Doctor<text:span text:style-name="T2">&gt;</text:span> list3 = <text:span text:style-name="T1">new </text:span>ArrayList<text:span text:style-name="T2">&lt;</text:span>MedicalStaff<text:span text:style-name="T2">&gt;</text:span>();</text:p>
            <text:p text:style-name="Table_20_Contents">Некорректно - <text:span text:style-name="T3">из-за механизма стирания типов в </text:span><text:span text:style-name="T2">java (</text:span><text:span text:style-name="T3">хотя по типам тоже некорректно выглядит)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Object<text:span text:style-name="T2">&gt;</text:span> list4 = <text:span text:style-name="T1">new</text:span> <text:span text:style-name="T2">ArrayList&lt;Doctor&gt;</text:span>(); </text:p>
            <text:p text:style-name="Table_20_Contents">Некорректно — из-за механизма стирания типов в <text:span text:style-name="T2">java</text:span></text:p>
          </table:table-cell>
        </table:table-row>
        <table:table-row>
          <table:table-cell table:style-name="Таблица1.A2" office:value-type="string">
            <text:p text:style-name="Table_20_Contents">List<text:span text:style-name="T2">&lt;</text:span>Object<text:span text:style-name="T2">&gt;</text:span> list5 = <text:span text:style-name="T1">new</text:span> <text:span text:style-name="T2">ArrayList&lt;Object&gt;</text:span>();</text:p>
            <text:p text:style-name="P1">Корректно - <text:span text:style-name="T2">ArrayList </text:span>- реализация List, тип по которому параметризован список совпадае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5T02:20:57.61</meta:creation-date>
    <dc:date>2016-09-17T05:59:08.37</dc:date>
    <dc:creator>Егор Козырев</dc:creator>
    <meta:editing-duration>PT47M34S</meta:editing-duration>
    <meta:editing-cycles>4</meta:editing-cycles>
    <meta:generator>OpenOffice/4.1.2$Win32 OpenOffice.org_project/412m3$Build-9782</meta:generator>
    <meta:document-statistic meta:table-count="1" meta:image-count="0" meta:object-count="0" meta:page-count="1" meta:paragraph-count="29" meta:word-count="196" meta:character-count="1460"/>
  </office:meta>
</office:document-meta>
</file>